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0c3f7" officeooo:paragraph-rsid="0000c3f7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0c3f7" officeooo:paragraph-rsid="0000c3f7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21f65" officeooo:paragraph-rsid="00021f65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21f65" officeooo:paragraph-rsid="00040ada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040ada" officeooo:paragraph-rsid="00040ada"/>
    </style:style>
    <style:style style:name="T1" style:family="text">
      <style:text-properties officeooo:rsid="00021f65"/>
    </style:style>
    <style:style style:name="T2" style:family="text">
      <style:text-properties officeooo:rsid="00040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изические упражнения для програмистов</text:p>
      <text:p text:style-name="P2">1. Движения головой влево вправо. Мы двигаем головой, поворачивая ее на 45-60 градусов вбок, без разворота в шее. По 10 раз в каждую сторону</text:p>
      <text:p text:style-name="P2">2. Повороты головой влево и вправо. По 10 раз в каждую сторону</text:p>
      <text:p text:style-name="P2">3. Разведение рук и повороты торса. На раз — два сводим и разводим руки на уровне груди, а следом разваративаем торс на 45-60 градусов в одну из сторон и на три — четыре также разводим и сводим руки. Повторяем с поворотом в противоположную сторону. 10-15 повторов.</text:p>
      <text:p text:style-name="P2">4. <text:span text:style-name="T1">Повороты предплечий по часовой и против часовой стрелки. Идет вращение одной из рук по часовой а другой против. Во втором подходе направления меняются. 15-20 повторений</text:span></text:p>
      <text:p text:style-name="P3">5. Повороты кистей по часовой и против часовойстрелки по аналогии с пунктом 4.</text:p>
      <text:p text:style-name="P3">6. Вращение таза. По часовойи против часовой стрелки. 10-20 повторений.</text:p>
      <text:p text:style-name="P3">7. Повороты ног в голеностопном суставе, повторение для каждой ноги. 10-15 повторений.</text:p>
      <text:p text:style-name="P3">8. Пешие прогулки на воздухе 15-30 минут.</text:p>
      <text:p text:style-name="P4">9. Приседания с ровной спиной, до положения в коленях 90-80 градусов.</text:p>
      <text:p text:style-name="P4"><text:span text:style-name="T2">10. Работа с ручным эспандером, если он есть в наличие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1:19:39.865000000</meta:creation-date>
    <dc:date>2025-02-17T21:54:21.936000000</dc:date>
    <meta:editing-duration>PT4M22S</meta:editing-duration>
    <meta:editing-cycles>1</meta:editing-cycles>
    <meta:document-statistic meta:table-count="0" meta:image-count="0" meta:object-count="0" meta:page-count="1" meta:paragraph-count="11" meta:word-count="173" meta:character-count="1075" meta:non-whitespace-character-count="911"/>
    <meta:generator>LibreOffice/24.8.0.3$Windows_X86_64 LibreOffice_project/0bdf1299c94fe897b119f97f3c613e9dca6be583</meta:generator>
  </office:meta>
</office:document-meta>
</file>